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75f87"/>
    </style:style>
    <style:style style:name="gr2" style:family="graphic" style:parent-style-name="standard">
      <style:graphic-properties draw:stroke="none" svg:stroke-width="0.002cm" draw:fill-color="#add6e7"/>
    </style:style>
    <style:style style:name="gr3" style:family="graphic" style:parent-style-name="standard">
      <style:graphic-properties draw:stroke="none" svg:stroke-width="0.002cm" draw:fill-color="#1c96cc"/>
    </style:style>
    <style:style style:name="gr4" style:family="graphic" style:parent-style-name="standard">
      <style:graphic-properties draw:stroke="none" svg:stroke-width="0.002cm" draw:fill-color="#3cafe4"/>
    </style:style>
    <style:style style:name="gr5" style:family="graphic" style:parent-style-name="standard">
      <style:graphic-properties draw:stroke="none" svg:stroke-width="0.002cm" draw:fill-color="#131516"/>
    </style:style>
    <style:style style:name="gr6" style:family="graphic" style:parent-style-name="standard">
      <style:graphic-properties draw:stroke="none" svg:stroke-width="0.002cm" draw:fill-color="#ffffff"/>
    </style:style>
    <style:style style:name="gr7" style:family="graphic" style:parent-style-name="standard">
      <style:graphic-properties svg:stroke-width="0.012cm" svg:stroke-color="#a42b28" draw:fill="none" draw:fill-color="#ffffff" fo:padding-top="-0.044cm" fo:padding-bottom="-0.044cm" fo:padding-left="-0.044cm" fo:padding-right="-0.044cm"/>
    </style:style>
    <style:style style:name="gr8" style:family="graphic" style:parent-style-name="standard">
      <style:graphic-properties draw:stroke="none" svg:stroke-width="0.012cm" draw:fill-color="#ffffff"/>
    </style:style>
    <style:style style:name="gr9" style:family="graphic" style:parent-style-name="standard">
      <style:graphic-properties draw:stroke="none" svg:stroke-width="0.012cm" draw:fill-color="#db455c"/>
    </style:style>
  </office:automatic-styles>
  <office:body>
    <office:drawing>
      <draw:page draw:name="page1" draw:style-name="dp1" draw:master-page-name="Default">
        <draw:g>
          <draw:glue-point draw:id="4" svg:x="-3.9cm" svg:y="-5cm"/>
          <draw:glue-point draw:id="5" svg:x="5cm" svg:y="-5cm"/>
          <draw:glue-point draw:id="6" svg:x="0.549cm" svg:y="-5cm"/>
          <draw:glue-point draw:id="7" svg:x="-4.982cm" svg:y="5cm"/>
          <draw:glue-point draw:id="8" svg:x="3.939cm" svg:y="5cm"/>
          <draw:glue-point draw:id="9" svg:x="-0.522cm" svg:y="5cm"/>
          <draw:glue-point draw:id="10" svg:x="-5cm" svg:y="-4.296cm"/>
          <draw:glue-point draw:id="11" svg:x="-5cm" svg:y="0.349cm"/>
          <draw:glue-point draw:id="12" svg:x="5cm" svg:y="4.292cm"/>
          <draw:glue-point draw:id="13" svg:x="5cm" svg:y="-0.355cm"/>
          <draw:glue-point draw:id="14" svg:x="0.008cm" svg:y="-0.001cm"/>
          <draw:polygon draw:style-name="gr1" draw:layer="layout" svg:width="0.14cm" svg:height="1.269cm" svg:x="1.15cm" svg:y="0.721cm" svg:viewBox="0 0 141 1270" draw:points="0,140 141,0 141,1128 0,1270">
            <text:p/>
          </draw:polygon>
          <draw:polygon draw:style-name="gr2" draw:layer="layout" svg:width="0.151cm" svg:height="0.15cm" svg:x="1.141cm" svg:y="0.721cm" svg:viewBox="0 0 152 151" draw:points="152,4 140,0 0,141 9,151 150,9">
            <text:p/>
          </draw:polygon>
          <draw:polygon draw:style-name="gr2" draw:layer="layout" svg:width="0.013cm" svg:height="1.133cm" svg:x="1.28cm" svg:y="0.726cm" svg:viewBox="0 0 14 1134" draw:points="12,1134 14,1129 14,0 0,0 0,1129">
            <text:p/>
          </draw:polygon>
          <draw:polygon draw:style-name="gr2" draw:layer="layout" svg:width="0.152cm" svg:height="0.15cm" svg:x="1.139cm" svg:y="1.85cm" svg:viewBox="0 0 153 151" draw:points="0,146 11,151 153,8 143,0 1,141">
            <text:p/>
          </draw:polygon>
          <draw:polygon draw:style-name="gr2" draw:layer="layout" svg:width="0.013cm" svg:height="1.134cm" svg:x="1.139cm" svg:y="0.862cm" svg:viewBox="0 0 14 1135" draw:points="2,0 0,4 0,1135 14,1135 14,4">
            <text:p/>
          </draw:polygon>
          <draw:polygon draw:style-name="gr3" draw:layer="layout" svg:width="1.144cm" svg:height="0.717cm" svg:x="0.009cm" svg:y="1.276cm" svg:viewBox="0 0 1145 718" draw:points="1145,718 0,718 0,0 1145,0">
            <text:p/>
          </draw:polygon>
          <draw:polygon draw:style-name="gr2" draw:layer="layout" svg:width="1.15cm" svg:height="0.013cm" svg:x="0.002cm" svg:y="1.986cm" svg:viewBox="0 0 1151 14" draw:points="0,6 6,14 1151,14 1151,0 6,0">
            <text:p/>
          </draw:polygon>
          <draw:polygon draw:style-name="gr2" draw:layer="layout" svg:width="0.013cm" svg:height="0.723cm" svg:x="0.002cm" svg:y="1.269cm" svg:viewBox="0 0 14 724" draw:points="7,0 0,6 0,724 14,724 14,6">
            <text:p/>
          </draw:polygon>
          <draw:polygon draw:style-name="gr2" draw:layer="layout" svg:width="1.15cm" svg:height="0.012cm" svg:x="0.009cm" svg:y="1.269cm" svg:viewBox="0 0 1151 13" draw:points="1151,6 1144,0 0,0 0,13 1144,13">
            <text:p/>
          </draw:polygon>
          <draw:polygon draw:style-name="gr2" draw:layer="layout" svg:width="0.013cm" svg:height="0.723cm" svg:x="1.146cm" svg:y="1.276cm" svg:viewBox="0 0 14 724" draw:points="7,724 14,717 14,0 0,0 0,717">
            <text:p/>
          </draw:polygon>
          <draw:polygon draw:style-name="gr4" draw:layer="layout" svg:width="1.264cm" svg:height="0.121cm" svg:x="0.009cm" svg:y="1.154cm" svg:viewBox="0 0 1265 122" draw:points="1144,122 1265,0 120,0 0,122">
            <text:p/>
          </draw:polygon>
          <draw:polygon draw:style-name="gr2" draw:layer="layout" svg:width="0.13cm" svg:height="0.132cm" svg:x="1.148cm" svg:y="1.148cm" svg:viewBox="0 0 131 133" draw:points="126,0 121,1 0,123 9,133 131,11">
            <text:p/>
          </draw:polygon>
          <draw:polygon draw:style-name="gr2" draw:layer="layout" svg:width="1.148cm" svg:height="0.013cm" svg:x="0.125cm" svg:y="1.148cm" svg:viewBox="0 0 1149 14" draw:points="0,2 4,14 1149,14 1149,0 4,0">
            <text:p/>
          </draw:polygon>
          <draw:polygon draw:style-name="gr2" draw:layer="layout" svg:width="0.13cm" svg:height="0.132cm" svg:x="0.004cm" svg:y="1.15cm" svg:viewBox="0 0 131 133" draw:points="4,133 8,131 131,9 122,0 0,122">
            <text:p/>
          </draw:polygon>
          <draw:polygon draw:style-name="gr2" draw:layer="layout" svg:width="1.149cm" svg:height="0.012cm" svg:x="0.009cm" svg:y="1.269cm" svg:viewBox="0 0 1150 13" draw:points="1150,11 1145,0 0,0 0,13 1145,13">
            <text:p/>
          </draw:polygon>
          <draw:polygon draw:style-name="gr5" draw:layer="layout" svg:width="0.432cm" svg:height="0.122cm" svg:x="0.107cm" svg:y="1.571cm" svg:viewBox="0 0 433 123" draw:points="0,33 0,89 372,89 372,123 433,62 372,0 372,33">
            <text:p/>
          </draw:polygon>
          <draw:polygon draw:style-name="gr5" draw:layer="layout" svg:width="0.432cm" svg:height="0.122cm" svg:x="0.614cm" svg:y="1.571cm" svg:viewBox="0 0 433 123" draw:points="0,33 0,89 371,89 371,123 433,62 371,0 371,33">
            <text:p/>
          </draw:polygon>
          <draw:polygon draw:style-name="gr5" draw:layer="layout" svg:width="0.403cm" svg:height="0.238cm" svg:x="0.587cm" svg:y="1.331cm" svg:viewBox="0 0 404 239" draw:points="0,188 23,239 359,81 373,111 404,30 322,0 336,30">
            <text:p/>
          </draw:polygon>
          <draw:polygon draw:style-name="gr5" draw:layer="layout" svg:width="0.403cm" svg:height="0.238cm" svg:x="0.587cm" svg:y="1.69cm" svg:viewBox="0 0 404 239" draw:points="0,49 23,0 359,158 373,127 404,208 322,239 336,208">
            <text:p/>
          </draw:polygon>
          <draw:polygon draw:style-name="gr6" draw:layer="layout" svg:width="0.431cm" svg:height="0.122cm" svg:x="0.116cm" svg:y="1.58cm" svg:viewBox="0 0 432 123" draw:points="0,33 0,89 371,89 371,123 432,62 371,0 371,33">
            <text:p/>
          </draw:polygon>
          <draw:polygon draw:style-name="gr6" draw:layer="layout" svg:width="0.431cm" svg:height="0.122cm" svg:x="0.623cm" svg:y="1.58cm" svg:viewBox="0 0 432 123" draw:points="0,33 0,89 371,89 371,123 432,62 371,0 371,33">
            <text:p/>
          </draw:polygon>
          <draw:polygon draw:style-name="gr6" draw:layer="layout" svg:width="0.403cm" svg:height="0.238cm" svg:x="0.596cm" svg:y="1.34cm" svg:viewBox="0 0 404 239" draw:points="0,189 23,239 359,80 374,111 404,30 322,0 336,30">
            <text:p/>
          </draw:polygon>
          <draw:polygon draw:style-name="gr6" draw:layer="layout" svg:width="0.403cm" svg:height="0.238cm" svg:x="0.596cm" svg:y="1.699cm" svg:viewBox="0 0 404 239" draw:points="0,50 23,0 359,158 374,127 404,208 322,239 336,208">
            <text:p/>
          </draw:polygon>
          <draw:polygon draw:style-name="gr3" draw:layer="layout" svg:width="1.144cm" svg:height="1.129cm" svg:x="0.007cm" svg:y="0.147cm" svg:viewBox="0 0 1145 1130" draw:points="0,0 0,1130 1145,1130 1145,0">
            <text:p/>
          </draw:polygon>
          <draw:polygon draw:style-name="gr2" draw:layer="layout" svg:width="0.012cm" svg:height="1.135cm" svg:x="0cm" svg:y="0.147cm" svg:viewBox="0 0 13 1136" draw:points="6,1136 13,1130 13,0 0,0 0,1130">
            <text:p/>
          </draw:polygon>
          <draw:polygon draw:style-name="gr2" draw:layer="layout" svg:width="1.15cm" svg:height="0.013cm" svg:x="0.007cm" svg:y="1.269cm" svg:viewBox="0 0 1151 14" draw:points="1151,7 1145,0 0,0 0,14 1145,14">
            <text:p/>
          </draw:polygon>
          <draw:polygon draw:style-name="gr2" draw:layer="layout" svg:width="0.013cm" svg:height="1.136cm" svg:x="1.143cm" svg:y="0.141cm" svg:viewBox="0 0 14 1137" draw:points="7,0 0,6 0,1137 14,1137 14,6">
            <text:p/>
          </draw:polygon>
          <draw:polygon draw:style-name="gr2" draw:layer="layout" svg:width="1.15cm" svg:height="0.013cm" svg:x="0cm" svg:y="0.141cm" svg:viewBox="0 0 1151 14" draw:points="0,6 6,14 1151,14 1151,0 6,0">
            <text:p/>
          </draw:polygon>
          <draw:polygon draw:style-name="gr4" draw:layer="layout" svg:width="1.284cm" svg:height="0.141cm" svg:x="0.007cm" svg:y="0.006cm" svg:viewBox="0 0 1285 142" draw:points="0,142 140,0 1285,0 1144,142">
            <text:p/>
          </draw:polygon>
          <draw:polygon draw:style-name="gr2" draw:layer="layout" svg:width="0.15cm" svg:height="0.152cm" svg:x="0.002cm" svg:y="0cm" svg:viewBox="0 0 151 153" draw:points="146,0 142,1 0,143 9,153 151,10">
            <text:p/>
          </draw:polygon>
          <draw:polygon draw:style-name="gr2" draw:layer="layout" svg:width="1.148cm" svg:height="0.012cm" svg:x="0.147cm" svg:y="0cm" svg:viewBox="0 0 1149 13" draw:points="1149,11 1144,0 0,0 0,13 1144,13">
            <text:p/>
          </draw:polygon>
          <draw:polygon draw:style-name="gr2" draw:layer="layout" svg:width="0.15cm" svg:height="0.152cm" svg:x="1.145cm" svg:y="0.001cm" svg:viewBox="0 0 151 153" draw:points="5,153 9,151 151,9 141,0 0,141">
            <text:p/>
          </draw:polygon>
          <draw:polygon draw:style-name="gr2" draw:layer="layout" svg:width="1.149cm" svg:height="0.013cm" svg:x="0.002cm" svg:y="0.141cm" svg:viewBox="0 0 1150 14" draw:points="0,2 4,14 1150,14 1150,0 4,0">
            <text:p/>
          </draw:polygon>
          <draw:polygon draw:style-name="gr1" draw:layer="layout" svg:width="0.14cm" svg:height="1.27cm" svg:x="1.15cm" svg:y="0.006cm" svg:viewBox="0 0 141 1271" draw:points="0,140 141,0 141,1129 0,1271">
            <text:p/>
          </draw:polygon>
          <draw:polygon draw:style-name="gr2" draw:layer="layout" svg:width="0.152cm" svg:height="0.15cm" svg:x="1.145cm" svg:y="0.001cm" svg:viewBox="0 0 153 151" draw:points="153,4 141,0 0,141 9,151 151,9">
            <text:p/>
          </draw:polygon>
          <draw:polygon draw:style-name="gr2" draw:layer="layout" svg:width="0.013cm" svg:height="1.133cm" svg:x="1.284cm" svg:y="0.006cm" svg:viewBox="0 0 14 1134" draw:points="11,1134 14,1129 14,0 0,0 0,1129">
            <text:p/>
          </draw:polygon>
          <draw:polygon draw:style-name="gr2" draw:layer="layout" svg:width="0.151cm" svg:height="0.151cm" svg:x="1.143cm" svg:y="1.13cm" svg:viewBox="0 0 152 152" draw:points="0,147 11,152 152,9 142,0 1,142">
            <text:p/>
          </draw:polygon>
          <draw:polygon draw:style-name="gr2" draw:layer="layout" svg:width="0.013cm" svg:height="1.134cm" svg:x="1.143cm" svg:y="0.143cm" svg:viewBox="0 0 14 1135" draw:points="1,0 0,4 0,1135 14,1135 14,4">
            <text:p/>
          </draw:polygon>
          <draw:polygon draw:style-name="gr5" draw:layer="layout" svg:width="0.399cm" svg:height="0.177cm" svg:x="0.051cm" svg:y="0.606cm" svg:viewBox="0 0 400 178" draw:points="400,43 88,43 88,0 0,88 88,178 88,133 400,133">
            <text:p/>
          </draw:polygon>
          <draw:polygon draw:style-name="gr5" draw:layer="layout" svg:width="0.313cm" svg:height="0.313cm" svg:x="0.2cm" svg:y="0.337cm" svg:viewBox="0 0 314 314" draw:points="314,250 93,30 124,1 0,0 0,124 30,92 251,314">
            <text:p/>
          </draw:polygon>
          <draw:polygon draw:style-name="gr5" draw:layer="layout" svg:width="0.176cm" svg:height="0.401cm" svg:x="0.468cm" svg:y="0.186cm" svg:viewBox="0 0 177 402" draw:points="134,402 134,88 177,88 88,0 0,88 44,88 44,402">
            <text:p/>
          </draw:polygon>
          <draw:polygon draw:style-name="gr5" draw:layer="layout" svg:width="0.312cm" svg:height="0.315cm" svg:x="0.6cm" svg:y="0.335cm" svg:viewBox="0 0 313 316" draw:points="62,316 282,94 312,125 313,0 188,0 220,31 0,253">
            <text:p/>
          </draw:polygon>
          <draw:polygon draw:style-name="gr5" draw:layer="layout" svg:width="0.4cm" svg:height="0.176cm" svg:x="0.663cm" svg:y="0.607cm" svg:viewBox="0 0 401 177" draw:points="0,133 312,133 312,177 401,89 312,0 312,44 0,44">
            <text:p/>
          </draw:polygon>
          <draw:polygon draw:style-name="gr5" draw:layer="layout" svg:width="0.313cm" svg:height="0.313cm" svg:x="0.6cm" svg:y="0.739cm" svg:viewBox="0 0 314 314" draw:points="0,63 220,285 189,314 314,312 314,190 282,221 62,0">
            <text:p/>
          </draw:polygon>
          <draw:polygon draw:style-name="gr5" draw:layer="layout" svg:width="0.176cm" svg:height="0.401cm" svg:x="0.469cm" svg:y="0.803cm" svg:viewBox="0 0 177 402" draw:points="43,0 43,312 0,312 87,402 177,312 132,312 132,0">
            <text:p/>
          </draw:polygon>
          <draw:polygon draw:style-name="gr5" draw:layer="layout" svg:width="0.312cm" svg:height="0.315cm" svg:x="0.2cm" svg:y="0.739cm" svg:viewBox="0 0 313 316" draw:points="250,0 30,221 0,191 0,316 124,316 93,284 313,63">
            <text:p/>
          </draw:polygon>
          <draw:polygon draw:style-name="gr6" draw:layer="layout" svg:width="0.4cm" svg:height="0.176cm" svg:x="0.061cm" svg:y="0.617cm" svg:viewBox="0 0 401 177" draw:points="401,43 88,43 88,0 0,87 88,177 88,132 401,132">
            <text:p/>
          </draw:polygon>
          <draw:polygon draw:style-name="gr6" draw:layer="layout" svg:width="0.313cm" svg:height="0.313cm" svg:x="0.21cm" svg:y="0.347cm" svg:viewBox="0 0 314 314" draw:points="314,251 94,30 124,2 0,0 0,124 31,93 251,314">
            <text:p/>
          </draw:polygon>
          <draw:polygon draw:style-name="gr6" draw:layer="layout" svg:width="0.176cm" svg:height="0.401cm" svg:x="0.478cm" svg:y="0.197cm" svg:viewBox="0 0 177 402" draw:points="133,402 133,89 177,89 88,0 0,89 44,89 44,402">
            <text:p/>
          </draw:polygon>
          <draw:polygon draw:style-name="gr6" draw:layer="layout" svg:width="0.312cm" svg:height="0.315cm" svg:x="0.611cm" svg:y="0.346cm" svg:viewBox="0 0 313 316" draw:points="62,316 282,94 311,124 313,0 188,0 220,31 0,252">
            <text:p/>
          </draw:polygon>
          <draw:polygon draw:style-name="gr6" draw:layer="layout" svg:width="0.4cm" svg:height="0.176cm" svg:x="0.673cm" svg:y="0.618cm" svg:viewBox="0 0 401 177" draw:points="0,133 312,133 312,177 401,88 312,0 312,44 0,44">
            <text:p/>
          </draw:polygon>
          <draw:polygon draw:style-name="gr6" draw:layer="layout" svg:width="0.313cm" svg:height="0.313cm" svg:x="0.611cm" svg:y="0.75cm" svg:viewBox="0 0 314 314" draw:points="0,62 220,284 189,314 314,312 314,190 282,221 62,0">
            <text:p/>
          </draw:polygon>
          <draw:polygon draw:style-name="gr6" draw:layer="layout" svg:width="0.176cm" svg:height="0.401cm" svg:x="0.48cm" svg:y="0.813cm" svg:viewBox="0 0 177 402" draw:points="42,0 42,312 0,312 87,402 177,312 132,312 132,0">
            <text:p/>
          </draw:polygon>
          <draw:polygon draw:style-name="gr6" draw:layer="layout" svg:width="0.312cm" svg:height="0.315cm" svg:x="0.211cm" svg:y="0.75cm" svg:viewBox="0 0 313 316" draw:points="250,0 30,221 0,191 0,316 124,316 92,284 313,62">
            <text:p/>
          </draw:polygon>
          <draw:polygon draw:style-name="gr5" draw:layer="layout" svg:width="0.344cm" svg:height="0.345cm" svg:x="0.386cm" svg:y="0.539cm" svg:viewBox="0 0 345 346" draw:points="345,173 344,182 343,190 342,199 341,207 339,216 337,224 334,232 331,240 327,247 323,255 319,262 315,269 310,276 305,283 299,289 294,295 288,301 282,306 275,311 268,316 261,320 254,325 247,328 239,332 231,335 223,338 215,340 207,342 198,343 189,344 181,345 172,346 163,345 154,344 145,343 137,342 128,340 120,338 112,335 105,332 97,328 90,325 82,320 75,316 69,311 62,306 56,301 50,295 44,289 39,283 33,276 29,269 24,262 20,255 16,247 13,240 9,232 7,224 4,216 3,207 1,199 0,190 0,182 0,173 0,164 0,155 1,146 3,138 4,129 7,121 9,113 13,105 16,98 20,90 24,83 29,76 33,69 39,62 44,56 50,50 56,45 62,39 69,34 75,29 82,25 90,21 97,17 105,13 112,10 120,7 128,5 137,3 145,2 154,1 163,0 172,0 181,0 189,1 198,2 207,3 215,5 223,7 231,10 239,13 247,17 254,21 261,25 268,29 275,34 282,39 288,45 294,50 299,56 305,62 310,69 315,76 319,83 323,90 327,98 331,105 334,113 337,121 339,129 341,138 342,146 343,155 344,164">
            <text:p/>
          </draw:polygon>
          <draw:polygon draw:style-name="gr7" draw:layer="layout" svg:width="0.344cm" svg:height="0.345cm" svg:x="0.386cm" svg:y="0.539cm" svg:viewBox="0 0 345 346" draw:points="345,173 344,182 343,190 342,199 341,207 339,216 337,224 334,232 331,240 327,247 323,255 319,262 315,269 310,276 305,283 299,289 294,295 288,301 282,306 275,311 268,316 261,320 254,325 247,328 239,332 231,335 223,338 215,340 207,342 198,343 189,344 181,345 172,346 163,345 154,344 145,343 137,342 128,340 120,338 112,335 105,332 97,328 90,325 82,320 75,316 69,311 62,306 56,301 50,295 44,289 39,283 33,276 29,269 24,262 20,255 16,247 13,240 9,232 7,224 4,216 3,207 1,199 0,190 0,182 0,173 0,164 0,155 1,146 3,138 4,129 7,121 9,113 13,105 16,98 20,90 24,83 29,76 33,69 39,62 44,56 50,50 56,45 62,39 69,34 75,29 82,25 90,21 97,17 105,13 112,10 120,7 128,5 137,3 145,2 154,1 163,0 172,0 181,0 189,1 198,2 207,3 215,5 223,7 231,10 239,13 247,17 254,21 261,25 268,29 275,34 282,39 288,45 294,50 299,56 305,62 310,69 315,76 319,83 323,90 327,98 331,105 334,113 337,121 339,129 341,138 342,146 343,155 344,164">
            <text:p/>
          </draw:polygon>
          <draw:polygon draw:style-name="gr8" draw:layer="layout" svg:width="0.343cm" svg:height="0.345cm" svg:x="0.407cm" svg:y="0.56cm" svg:viewBox="0 0 344 346" draw:points="344,173 344,182 342,190 341,199 340,207 338,216 335,224 333,232 330,240 326,247 323,255 319,262 314,269 309,276 304,283 299,289 293,295 287,301 281,306 275,311 267,316 261,321 254,325 246,328 239,332 231,335 223,338 215,340 206,342 198,344 189,345 181,345 171,346 162,345 154,345 145,344 137,342 128,340 120,338 112,335 105,332 97,328 89,325 82,321 75,316 68,311 62,306 56,301 49,295 44,289 38,283 33,276 29,269 24,262 20,255 16,247 13,240 10,232 7,224 5,216 3,207 1,199 0,190 0,182 0,173 0,163 0,155 1,146 3,138 5,129 7,121 10,113 13,105 16,98 20,90 24,83 29,76 33,69 38,63 44,57 49,50 56,44 62,39 68,34 75,29 82,24 89,20 97,17 105,13 112,10 120,7 128,5 137,3 145,1 154,0 162,0 171,0 181,0 189,0 198,1 206,3 215,5 223,7 231,10 239,13 246,17 254,20 261,24 267,29 275,34 281,39 287,44 293,50 299,57 304,63 309,69 314,76 319,83 323,90 326,98 330,105 333,113 335,121 338,129 340,138 341,146 342,155 344,163">
            <text:p/>
          </draw:polygon>
          <draw:polygon draw:style-name="gr9" draw:layer="layout" svg:width="0.344cm" svg:height="0.345cm" svg:x="0.396cm" svg:y="0.55cm" svg:viewBox="0 0 345 346" draw:points="345,173 345,182 344,190 343,199 341,207 339,216 337,224 335,232 331,240 328,248 324,255 320,262 315,269 311,276 305,282 300,289 294,295 288,301 282,306 276,311 269,316 262,321 254,325 247,329 240,332 232,335 224,338 216,340 207,342 199,344 190,345 181,346 172,346 163,346 154,345 146,344 138,342 129,340 121,338 112,335 105,332 98,329 90,325 83,321 76,316 69,311 63,306 56,301 50,295 44,289 39,282 34,276 29,269 25,262 21,255 17,248 13,240 10,232 7,224 5,216 3,207 2,199 0,190 0,182 0,173 0,164 0,155 2,146 3,138 5,130 7,121 10,113 13,105 17,98 21,90 25,83 29,76 34,69 39,63 44,57 50,50 56,44 63,39 69,34 76,29 83,25 90,20 98,16 105,13 112,10 121,7 129,5 138,3 146,1 154,0 163,0 172,0 181,0 190,0 199,1 207,3 216,5 224,7 232,10 240,13 247,16 254,20 262,25 269,29 276,34 282,39 288,44 294,50 300,57 305,63 311,69 315,76 320,83 324,90 328,98 331,105 335,113 337,121 339,130 341,138 343,146 344,155 345,164">
            <text:p/>
          </draw:polygon>
          <draw:polygon draw:style-name="gr7" draw:layer="layout" svg:width="0.344cm" svg:height="0.345cm" svg:x="0.396cm" svg:y="0.55cm" svg:viewBox="0 0 345 346" draw:points="345,173 345,182 344,190 343,199 341,207 339,216 337,224 335,232 331,240 328,248 324,255 320,262 315,269 311,276 305,282 300,289 294,295 288,301 282,306 276,311 269,316 262,321 254,325 247,329 240,332 232,335 224,338 216,340 207,342 199,344 190,345 181,346 172,346 163,346 154,345 146,344 138,342 129,340 121,338 112,335 105,332 98,329 90,325 83,321 76,316 69,311 63,306 56,301 50,295 44,289 39,282 34,276 29,269 25,262 21,255 17,248 13,240 10,232 7,224 5,216 3,207 2,199 0,190 0,182 0,173 0,164 0,155 2,146 3,138 5,130 7,121 10,113 13,105 17,98 21,90 25,83 29,76 34,69 39,63 44,57 50,50 56,44 63,39 69,34 76,29 83,25 90,20 98,16 105,13 112,10 121,7 129,5 138,3 146,1 154,0 163,0 172,0 181,0 190,0 199,1 207,3 216,5 224,7 232,10 240,13 247,16 254,20 262,25 269,29 276,34 282,39 288,44 294,50 300,57 305,63 311,69 315,76 320,83 324,90 328,98 331,105 335,113 337,121 339,130 341,138 343,146 344,155 345,16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ontent Switch</dc:title>
    <meta:creation-date>2011-02-07T16:46:04</meta:creation-date>
    <meta:editing-duration>P0D</meta:editing-duration>
    <meta:editing-cycles>1</meta:editing-cycles>
    <meta:document-statistic meta:object-count="60"/>
    <meta:generator>OpenOffice.org/3.3$Linux OpenOffice.org_project/330m20$Build-9567</meta:generator>
  </office:meta>
</office:document-meta>
</file>